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2pt" style:font-size-asian="10.5pt" style:font-size-complex="12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Who: </text:span>Our team has come to the conclusion that the group Anonymous with the help of Emanon are leaders of this attack on the G4S security system. Specifically within these groups we have determined that 2 men by the names of C0mrade and Tflow, were the men how are directly responsible for obtaining the information and going through with the act. C0mrade is a member of both of the formally mentioned groups (Anon and Emanon) and Tflow is also involved with both groups, being the leader of Emanon. The real name of the alias C0mrade is Harry Jones. (According to a forum thread posted by C0mrade that Senoir agents believe to be Harry) <text:s/>And we also believe that the name behind the alias Tflow is a man by the name is Terry Frasier, because of some text messages sent between the 2 men. Also in colabiration with these men is a man by the name of Issac Gang, a former room mate with Harry in college, and they have had resent conversations with one another. He is also known to be affiliated with The Phreaking 5phInct3rz.</text:p>
      <text:p text:style-name="Standard"/>
      <text:p text:style-name="P1">Why: <text:span text:style-name="T2">Harry's sister felf she was endangered because of the missiles which were planted atop of the Fred Wigg Tower where she was staying. The missiles were placed there because of the occurrence of the Olympic Games in the London. By shutting down the security system over the Olympic Games, it would prompt the Olympic Games to be moved to another location, making the missiles above where Olivia was staying not needed.</text:span></text:p>
      <text:p text:style-name="P1"><text:span text:style-name="T2"><text:tab/>Isaac informed Harry he was trying out for the Olympic Games in March and was later informed in May that he was not accepted into the Olympic Games on behalf of the Sudan team. He repeatedly told Harry that he wanted “to do something” over email and text message and through text messages, it can clearly identified that he was seeking revenge. He ultimately wanted to shutdown the security system over the Olympic Games over London. This was he can get revenge on the Olympic Games by causing it to be delayed or nonexistent for the 2012 year.</text:span></text:p>
      <text:p text:style-name="P1"><text:span text:style-name="T2"><text:tab/>Isaac was able to gain information about the security system G4s was using, which was the Seismen s7-1200, to monitor the Olympic Games, and there shared the information with long time friend Harry Jones, known as c0mrade. Harry Jones sought help from his hacking groups, Emanon and Anonymous, to shutdown the security system by means of a device, similar to the wave bubble, instantaneously while Harry was in London this morning around 2:30.</text:span></text:p>
      <text:p text:style-name="P1"><text:span text:style-name="T4"/></text:p>
      <text:p text:style-name="P1"><text:span text:style-name="T4">What:</text:span><text:span text:style-name="T2"> The United States should respond by finding all of the information they can on the wave bubble and other devices that can shut down security systems and control and secure that information for government use only unless a reasonable request is made. Then the U.S. Should monitor how, when , and why the device is being used. The United States should secure Olympic security and have multiple security forces and facilities on scene. The U.S. Should also ensure that G4S conducts background checks on their present and future employees. T-Flow should also be further investigated to see if he is suspected Terry Frasier. Harry Jones, Isaac Gang, and Terry Frasier should be taken into custody and tried for the crime of shutting down the security system and disrupting the Olympics.</text:span></text:p>
      <text:p text:style-name="P1"><text:span text:style-name="T2"/></text:p>
      <text:p text:style-name="P1"><text:span text:style-name="T2"/></text:p>
      <text:p text:style-name="P1"><text:span text:style-name="T2">Ruston Airl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6T17:29:22</meta:creation-date>
    <dc:date>2012-07-26T18:11:36</dc:date>
    <dc:creator>Cyber Discovery</dc:creator>
    <meta:editing-duration>PT00H26M34S</meta:editing-duration>
    <meta:editing-cycles>5</meta:editing-cycles>
    <meta:generator>OpenOffice.org/3.2$Linux OpenOffice.org_project/320m12$Build-9483</meta:generator>
    <meta:document-statistic meta:table-count="0" meta:image-count="0" meta:object-count="0" meta:page-count="1" meta:paragraph-count="6" meta:word-count="563" meta:character-count="3235"/>
  </office:meta>
</office:document-meta>
</file>